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Web" style:family="paragraph">
      <style:paragraph-properties fo:margin-top="0in" fo:margin-bottom="0in" fo:background-color="#FFFFFF"/>
      <style:text-properties style:font-name="Segoe UI" style:font-name-complex="Segoe UI"/>
    </style:style>
    <style:style style:name="P43" style:parent-style-name="NormalWeb" style:family="paragraph">
      <style:paragraph-properties fo:margin-top="0in" fo:margin-bottom="0in" fo:background-color="#FFFFFF"/>
      <style:text-properties style:font-name="Segoe UI" style:font-name-complex="Segoe UI"/>
    </style:style>
    <style:style style:name="P44" style:parent-style-name="NormalWeb" style:family="paragraph">
      <style:paragraph-properties fo:margin-top="0in" fo:margin-bottom="0in" fo:background-color="#FFFFFF"/>
      <style:text-properties style:font-name="Segoe UI" style:font-name-complex="Segoe UI"/>
    </style:style>
    <style:style style:name="P45" style:parent-style-name="NormalWeb" style:family="paragraph">
      <style:paragraph-properties fo:margin-top="0in" fo:margin-bottom="0in" fo:background-color="#FFFFFF"/>
      <style:text-properties style:font-name="Segoe UI" style:font-name-complex="Segoe UI"/>
    </style:style>
    <style:style style:name="P46" style:parent-style-name="NormalWeb" style:family="paragraph">
      <style:paragraph-properties fo:margin-top="0in" fo:margin-bottom="0in" fo:background-color="#FFFFFF"/>
      <style:text-properties style:font-name="Segoe UI" style:font-name-complex="Segoe UI"/>
    </style:style>
    <style:style style:name="P47" style:parent-style-name="NormalWeb" style:family="paragraph">
      <style:paragraph-properties fo:margin-top="0in" fo:margin-bottom="0in" fo:background-color="#FFFFFF"/>
      <style:text-properties style:font-name="Segoe UI" style:font-name-complex="Segoe UI"/>
    </style:style>
    <style:style style:name="P48" style:parent-style-name="NormalWeb" style:family="paragraph">
      <style:paragraph-properties fo:margin-top="0in" fo:margin-bottom="0in" fo:background-color="#FFFFFF"/>
      <style:text-properties style:font-name="Segoe UI" style:font-name-complex="Segoe UI"/>
    </style:style>
    <style:style style:name="P49" style:parent-style-name="NormalWeb" style:family="paragraph">
      <style:paragraph-properties fo:margin-top="0in" fo:margin-bottom="0in" fo:background-color="#FFFFFF"/>
      <style:text-properties style:font-name="Segoe UI" style:font-name-complex="Segoe UI"/>
    </style:style>
    <style:style style:name="P50" style:parent-style-name="NormalWeb" style:family="paragraph">
      <style:paragraph-properties fo:margin-top="0in" fo:margin-bottom="0in" fo:background-color="#FFFFFF"/>
      <style:text-properties style:font-name="Segoe UI" style:font-name-complex="Segoe UI"/>
    </style:style>
    <style:style style:name="P51" style:parent-style-name="NormalWeb" style:family="paragraph">
      <style:paragraph-properties fo:margin-top="0in" fo:margin-bottom="0in" fo:background-color="#FFFFFF"/>
      <style:text-properties style:font-name="Segoe UI" style:font-name-complex="Segoe UI"/>
    </style:style>
    <style:style style:name="P52" style:parent-style-name="NormalWeb" style:family="paragraph">
      <style:paragraph-properties fo:margin-top="0in" fo:margin-bottom="0in" fo:background-color="#FFFFFF"/>
    </style:style>
    <style:style style:name="T53" style:parent-style-name="DefaultParagraphFont" style:family="text">
      <style:text-properties style:font-name="Segoe UI" style:font-name-complex="Segoe UI"/>
    </style:style>
    <style:style style:name="T54" style:parent-style-name="DefaultParagraphFont" style:family="text">
      <style:text-properties style:font-name="Segoe UI" style:font-name-complex="Segoe UI"/>
    </style:style>
    <style:style style:name="T55"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6"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7"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58"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59"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0"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1" style:parent-style-name="NormalWeb" style:family="paragraph">
      <style:paragraph-properties fo:margin-top="0in" fo:margin-bottom="0in" fo:background-color="#FFFFFF"/>
    </style:style>
    <style:style style:name="T62"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63"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64" style:parent-style-name="Normal" style:family="paragraph">
      <style:text-properties fo:language="en" fo:country="US"/>
    </style:style>
    <style:style style:name="T65" style:parent-style-name="DefaultParagraphFont" style:family="text">
      <style:text-properties fo:language="el" fo:country="GR"/>
    </style:style>
    <style:style style:name="P66" style:parent-style-name="Normal" style:family="paragraph">
      <style:text-properties fo:language="en" fo:country="US"/>
    </style:style>
  </office:automatic-styles>
  <office:body>
    <office:text text:use-soft-page-breaks="true">
      <text:p text:style-name="P1">Stand up</text:p>
      <text:p text:style-name="P2">If you’re the Scrum master, I think it’s your job to make sure the stand ups happen. And it’s good if they happen at the same time, in the same (real or virtual) place every day. And it’s also your job to stop them going off<text:s/>track. I try to keep mine to 15 minutes. I try to keep conversations about cats, current events and football to a minimum. If there are any genuine, longer conversations that have bubbled up that need to be had amongst the team, I call them out and arrange<text:s/>a time for them.<text:s/></text:p>
      <text:p text:style-name="P3"/>
      <text:p text:style-name="P4">Stand up</text:p>
      <text:p text:style-name="P5">I’m going to use the ‘C’ word. Chickens. They’re real, they happen (google the pig and chickens joke). Every now and then someone senior will want to drift by and attend your stand up. There’s nothing you can do about this. People outside of the team shouldn’t be attending the stand-up regularly. <text:s/>This is where the team can share fears, failures and frustrations. They’re not going to do that if the bosses are watching. <text:s/>Should the product owner come every day? I think yes. If you don’t feel comfortable with the PO at your standups, you’ve got bigger problems.<text:line-break/><text:line-break/>Stand up</text:p>
      <text:p text:style-name="P6">This might be a stretch, but I think these two books are relevant when you try to explain why standups are so effective. <text:s/><text:line-break/><text:line-break/>Dancing in the Streets: A History of Collective Joy by Barbara Ehrenreich<text:line-break/><text:line-break/>Keeping Together in Time: William H. McNeill</text:p>
      <text:p text:style-name="P7">As a team, you all stand up, you move to a different part of the office. This is something that is lost with the advent of remote working, and I’m not sure how to get it back.<text:s/>People who don’t want to stand up, or who adolescently refuse, need to be spoken to quite severely.<text:s/></text:p>
      <text:p text:style-name="P8"/>
      <text:p text:style-name="P9">Stand up</text:p>
      <text:p text:style-name="P10">At some point, there will be an attempt to shut down the stand up. Bosses will feel work is too pressing and that the stand up interferes with developers typing as fast as they possibly can. Developers will suggest that if only the team could agree on the precise format of user stories, no one on the team need ever speak to one another again. This is where I depart from the idea that I’m just a facilitator. The stand up is the fundamental drumbeat of Agile software development. People who want to stop it are just wrong. <text:s/></text:p>
      <text:p text:style-name="P11"/>
      <text:p text:style-name="P12">Stand up</text:p>
      <text:p text:style-name="P13">Stand up is all about facilitating empirical process. Empirical comes from the Greek work “ process is about looking at the world. Transparency (being able to see the world), inspection (actually looking at it) and adaptation (changing what we do in light of what we see). When a team stands up and gives it’s self the chance to talk to each other about what they’re doing and how it’s going, they doing inspection and transparency. When they change what they do in light of what they hear in the stand up – they’re adapting.</text:p>
      <text:p text:style-name="P14"/>
      <text:p text:style-name="P15">Working Software</text:p>
      <text:soft-page-break/>
      <text:p text:style-name="P16">“Working software over comprehensive documentation.”</text:p>
      <text:p text:style-name="P17">The Agile manifest is 68 words long.</text:p>
      <text:p text:style-name="P18">Five of them are dedicated to working software.</text:p>
      <text:p text:style-name="P19">Why?</text:p>
      <text:p text:style-name="P20">My guess is that some, probably most of the people who drafted the manifesto had struggled.</text:p>
      <text:p text:style-name="P21">Struggled to explain to their clients why writing a “comprehensive” specification wasn’t the recipe for<text:s/>software success.<text:s/></text:p>
      <text:p text:style-name="P22">A big part of the problem is in that word. “Comprehensive.”<text:s/><text:line-break/><text:line-break/>How do you know that the specification is “comprehensive?”<text:s/><text:line-break/><text:line-break/>The answer is that you don’t.<text:s/><text:line-break/><text:line-break/>You’ve got to guess. You have to hope.<text:s/><text:line-break/></text:p>
      <text:p text:style-name="P23">Or you could start implementing that spec.<text:line-break/><text:line-break/>Then run it. Show it. Publish it.</text:p>
      <text:p text:style-name="P24"/>
      <text:p text:style-name="P25">Working software</text:p>
      <text:p text:style-name="P26">“Sufficiently advanced technology is indistinguishable from magic.” Arthur C Clarke<text:line-break/><text:line-break/>Working software is sufficiently advanced technology. A specification document isn’t.<text:s/><text:line-break/><text:line-break/>People will respond to working software in a completely different way from the way that they respond to specification. <text:s/></text:p>
      <text:p text:style-name="P27">Working software will suddenly make things obvious.<text:line-break/><text:line-break/>Working software creates different demands. Once it’s in front of users, they’ll want more.<text:s/><text:line-break/><text:line-break/>I need a share button here.<text:s/><text:line-break/><text:line-break/>I need a save button there.<text:s/><text:line-break/><text:line-break/>I need this to keep a report showing everything that just happened.<text:s/></text:p>
      <text:p text:style-name="P28">Did you notice what just happened?<text:s/><text:line-break/><text:line-break/>There is a power shift. From the people who initiated the product, to the people who consume it.</text:p>
      <text:p text:style-name="P29">Working software</text:p>
      <text:p text:style-name="P30">“There is a power shift. From the people who initiated the product, to the people who consume it.”<text:line-break/><text:line-break/>This is a clue to why the push to make working software available often meets so much resistance. People instinctively hold on to their power. People instinctively avoid power shifts because they<text:s/><text:soft-page-break/>aren’t sure what their power will be when the chips have fallen, and dust has settled.<text:line-break/><text:line-break/>Showing working software to users is a power shift.</text:p>
      <text:p text:style-name="P31">If the users like it, they’ll want more – that’s a shift in power towards the users. But what if they don’t like it?</text:p>
      <text:p text:style-name="P32"/>
      <text:p text:style-name="P33">Working software</text:p>
      <text:p text:style-name="P34">“Why don’t we wait another couple of weeks until we’ve got this bit right. Why don’t wait until we’ve got the whole of this journey?”<text:line-break/><text:line-break/>Why? Because you might have got it wrong.<text:line-break/><text:line-break/>The users tell you that you’ve got it wrong? That’s embarrassing.</text:p>
      <text:p text:style-name="P35">Embarrassing for the people who pushed for the project. They used influence to get this project funded.</text:p>
      <text:p text:style-name="P36">Embarrassing for the people who funded the project. They funded it.<text:line-break/><text:line-break/>Maybe it doesn’t work at all, doesn’t work as expected? That’s embarrassing for developers.</text:p>
      <text:p text:style-name="P37">Maybe it doesn’t look great yet. That’s embarrassing for designers.</text:p>
      <text:p text:style-name="P38"/>
      <text:p text:style-name="P39">Working software</text:p>
      <text:p text:style-name="P40">“Showing working software to users is a power shift.”<text:line-break/><text:line-break/>If I’m a Scrum master on a project, I’m not just there to be a facilitator. I’m there to push for working software. This means that I look like a troublemaker. Because I’m pushing for that power shift, I’m pushing to move the team and it’s sponsors into an unstable situation.<text:line-break/><text:line-break/>It also means I look like I’m<text:s/>an idiot. Wouldn’t it be safer for all concerned if we just didn’t show the software to the users?<text:s/><text:line-break/><text:line-break/>Well in the short term, yes.<text:s/><text:line-break/><text:line-break/>But in the long term, no. <text:s text:c="2"/></text:p>
      <text:p text:style-name="P41"/>
      <text:p text:style-name="P42">Bricks without straw</text:p>
      <text:p text:style-name="P43"/>
      <text:p text:style-name="P44">Why would someone ask you to deliver bricks without straw?</text:p>
      <text:p text:style-name="P45"/>
      <text:p text:style-name="P46">Why<text:s/>would someone ask you to try to deliver a software development project without internet connection, without development, test and production platforms? Why would someone ask you to deliver software, but refuse your team access to the users who are going to<text:s/>use it and the subject matter experts who know how it's supposed to work?</text:p>
      <text:p text:style-name="P47"/>
      <text:p text:style-name="P48">Bricks without straw</text:p>
      <text:p text:style-name="P49"/>
      <text:p text:style-name="P50">Why would someone ask you to try to deliver a software development project without some essential thing that you absolutely need? Of course, there isn’t just<text:s/>one answer. But the most common one is this: the people who are asking for you to make bricks without straw, just don’t understand how bricks are made, or how software is made.</text:p>
      <text:p text:style-name="P51"/>
      <text:p text:style-name="P52"><text:span text:style-name="T53">Sometimes, they used to know how bricks are made, or software is made. But<text:s/></text:span><text:span text:style-name="T54">now they are paying such keen attention to other demands across their organisation, that they forget. Sometime, like Pharoah, they are deliberately trying to make your job impossible. But that’s very rare.</text:span><text:span text:style-name="T55"><text:line-break/></text:span><text:span text:style-name="T56"><text:line-break/></text:span><text:span text:style-name="T57">Bricks without straw</text:span></text:p>
      <text:p text:style-name="P58"/>
      <text:p text:style-name="P59">One mistake that a lot of teams make is to try to ignore the bricks without straw problem. There’s no internet connection? Well, let’s do the best we can tethering with our phones. There are no development environment? No test environments? Let’s try to get as far as we can with the<text:s/>code on our laptops.<text:s/><text:line-break/><text:line-break/>I something is missing that means the project won’t succeed until it’s been found, making everybody aware of this has to be your first duty as Scrum master.<text:s/></text:p>
      <text:p text:style-name="P60"/>
      <text:p text:style-name="P61"><text:span text:style-name="T62">Sure, do the best that you can in the meantime, but only if you’re also p</text:span><text:span text:style-name="T63">ushing the central problem that’s limiting progress solved.</text:span></text:p>
      <text:p text:style-name="P64"/>
      <text:p text:style-name="Normal">Bricks without straw</text:p>
      <text:p text:style-name="Normal">From the point of view of leaders, what really is a “bricks without straw” problem?</text:p>
      <text:p text:style-name="Normal">A “bricks without straw” problem is a sign of a problem with strategy. Deciding to develop<text:s/>a software product is a part of a strategy. Deciding to develop a software product but, leaving out a crucial element? That’s a sign of a poorly or partially developed or deployed strategy.<text:s/><text:line-break/><text:line-break/>There were funds for the software development team, but nobody<text:s/>thought to include funds for the improvement in the network speeds. <text:s/>Sometimes it’s a resource problem – the strategy didn’t include a budget for the servers. Sometimes it’s an influence problem. The leaders who approved the strategy have full control over<text:s/>their own department, but the subject matter experts and the users the team need to talk to? They work in a different department, with a different strategy, with other priorities.<text:s/></text:p>
      <text:p text:style-name="Normal">I often get asked for examples of user stories.<text:s/><text:span text:style-name="T65">Β</text:span>ut stories from another project are almost always incomprehensible outsiders. <text:s/>This is especially true of projects that have been running for a long time and have been successful.<text:s/><text:line-break/><text:line-break/>What's in the stories isn't a detailed specification, what's in the stories is a bunch of shorthand<text:s/>a<text:s/><text:soft-page-break/>bunch of conventions, maybe some things that say - “Do Y like we did X but different in P, Q and R ways.”<text:s/><text:line-break/><text:line-break/>These conventions have been developed by the team as they went along. What should a story be? How big should it be? What should it have in it? How do we know when a story is well enough refined that it can be developed? Those are the questions that the team is answering as it goes along. They don't have the answers at the beginning, and if those answer don’t evolve and change, things are probably going wrong.</text:p>
      <text:p text:style-name="Normal"/>
      <text:p text:style-name="Normal">Stories</text:p>
      <text:p text:style-name="Normal">What should you capture in the stories? What the team needs to capture in the stories.<text:s/></text:p>
      <text:p text:style-name="Normal">Does that mean all the INVEST criteria need to be met?<text:line-break/><text:line-break/>Independent, negotiable, valuable, estimable, sized (small?), testable?</text:p>
      <text:p text:style-name="Normal">I’ve got to say, probably not.</text:p>
      <text:p text:style-name="Normal">Does it mean that every story needs to be in the “As an X, I can Y so that Z” format?<text:line-break/><text:line-break/>No.</text:p>
      <text:p text:style-name="Normal">Does it mean that every story has to have been closely examined by a three amigos meeting?<text:line-break/><text:line-break/>Guess what? No again.</text:p>
      <text:p text:style-name="Normal">What about acceptance criteria?</text:p>
      <text:p text:style-name="Normal">What about conditions of satisfaction?</text:p>
      <text:p text:style-name="Normal">All these things are good ideas. Try them. Inspect and adapt.</text:p>
      <text:p text:style-name="Normal"/>
      <text:p text:style-name="Normal">Stories</text:p>
      <text:p text:style-name="Normal">Let’s not lose sight of this – stories are a brilliant idea. Departing from the idea that the way to build software is to fully describe all he<text:s/>detail of the requirements before you start doing software, is brilliant. Breaking high-level requirements into chunks that can be ordered according to different priorities? Allowing a one-line description to stand for a complex piece of functionality that<text:s/>will at some point need to be worked out? Providing the room for manoeuvre below that one-line description of either a big scope, complex solution, or a bare-bones, minimal solution? All of these things are good, game changing ideas.<text:s/></text:p>
      <text:p text:style-name="Normal"/>
      <text:p text:style-name="Normal">Stories</text:p>
      <text:p text:style-name="Normal">Breaking up isn’t as hard as you might thing. Breaking stories up into smaller pieces is a very good exercise. Most people who aren’t familiar with Agile react in the same way – “Why bother? We need to do the whole thing.” But just thinking about how to break a big story down into small pieces is a healthy activity. Can we just do the read / display of this data, before we do the create / update / delete? Can we just do the front end without the back end? <text:s/>Is dealing with the reporting for this interaction a separate story.</text:p>
      <text:p text:style-name="Normal"/>
      <text:p text:style-name="Normal">Stories</text:p>
      <text:p text:style-name="Normal">Epics. Epic is a weird word. It isn’t a very frequently used word in English. Yes, an epic is a big, long story. That’s the idea. But really, in Agile an epic points to a broad area of functionality. An epic is a collection of stories. A crucial idea is that you don’t need to implement all those stories. <text:s/>The eighty twenty principle applies in a bunch of different ways. Twenty percent of that epic is the most important stuff. Maybe eighty percent of it is worth doing at all. Twenty percent is worthless fluff. Move on. Forget it.</text:p>
      <text:p text:style-name="P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4-22T09:20:00Z</meta:creation-date>
    <dc:date>2023-05-27T09:27:00Z</dc:date>
    <meta:template xlink:href="Normal" xlink:type="simple"/>
    <meta:editing-cycles>3</meta:editing-cycles>
    <meta:editing-duration>PT78540S</meta:editing-duration>
    <meta:document-statistic meta:page-count="6" meta:paragraph-count="22" meta:word-count="1718" meta:character-count="11494" meta:row-count="81" meta:non-whitespace-character-count="9798"/>
  </office:meta>
</office:document-meta>
</file>